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officeooo:rsid="0013be6d" officeooo:paragraph-rsid="001b0a0b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381cm" fo:text-align="center" style:justify-single-word="false" fo:text-indent="0cm" style:auto-text-indent="false" fo:padding="0cm" fo:border="none"/>
      <style:text-properties fo:font-size="15pt" officeooo:rsid="0013be6d" officeooo:paragraph-rsid="001b0a0b" style:font-size-asian="15pt" style:font-size-complex="15pt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fo:font-size="15pt" officeooo:rsid="0013be6d" officeooo:paragraph-rsid="001b0a0b" style:font-size-asian="15pt" style:font-size-complex="15pt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officeooo:paragraph-rsid="001d9850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1b0a0b" officeooo:paragraph-rsid="001b0a0b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1b0a0b" officeooo:paragraph-rsid="001b0a0b" style:font-name-asian="CMR10" style:font-size-asian="12pt" style:font-name-complex="CMR10" style:font-size-complex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1d9850" officeooo:paragraph-rsid="001d9850" style:font-name-asian="CMR10" style:font-size-asian="12pt" style:font-name-complex="CMR10" style:font-size-complex="12pt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1e76f3" officeooo:paragraph-rsid="001e76f3" style:font-name-asian="CMR10" style:font-size-asian="12pt" style:font-name-complex="CMR10" style:font-size-complex="12pt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20f32d" officeooo:paragraph-rsid="0020f32d" style:font-name-asian="CMR10" style:font-size-asian="12pt" style:font-name-complex="CMR10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CMR10" fo:font-size="10pt" officeooo:rsid="001b0a0b" officeooo:paragraph-rsid="001b0a0b" style:font-name-asian="CMR10" style:font-size-asian="10pt" style:font-name-complex="CMR10" style:font-size-complex="10pt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21bb27" officeooo:paragraph-rsid="0021bb27" style:font-name-asian="CMR10" style:font-size-asian="12pt" style:font-name-complex="CMR10" style:font-size-complex="12pt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21bb27" officeooo:paragraph-rsid="0022a813" style:font-name-asian="CMR10" style:font-size-asian="12pt" style:font-name-complex="CMR10" style:font-size-complex="12pt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1b0a0b" officeooo:paragraph-rsid="001b0a0b" style:font-name-asian="CMR10" style:font-size-asian="12pt" style:font-name-complex="CMR10" style:font-size-complex="12pt"/>
    </style:style>
    <style:style style:name="P14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1b0a0b" officeooo:paragraph-rsid="0022a813" style:font-name-asian="CMR10" style:font-size-asian="12pt" style:font-name-complex="CMR10" style:font-size-complex="12pt"/>
    </style:style>
    <style:style style:name="T1" style:family="text">
      <style:text-properties officeooo:rsid="001cf1ac"/>
    </style:style>
    <style:style style:name="T2" style:family="text">
      <style:text-properties officeooo:rsid="001b0a0b"/>
    </style:style>
    <style:style style:name="T3" style:family="text">
      <style:text-properties officeooo:rsid="001d9850" style:font-name-asian="CMR10" style:font-name-complex="CMR10"/>
    </style:style>
    <style:style style:name="T4" style:family="text">
      <style:text-properties style:font-name="Times New Roman" fo:font-size="12pt" officeooo:rsid="001d9850" style:font-name-asian="CMR10" style:font-size-asian="12pt" style:font-name-complex="CMR10" style:font-size-complex="12pt"/>
    </style:style>
    <style:style style:name="T5" style:family="text">
      <style:text-properties officeooo:rsid="0022a8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T</text:span><text:span text:style-name="T2">ESTAUS</text:span>DOKUMENTTI</text:p>
      <text:p text:style-name="P2"/>
      <text:p text:style-name="P2"/>
      <text:p text:style-name="P2">Tiedon Tiivistys</text:p>
      <text:p text:style-name="P2">Krista Longi</text:p>
      <text:p text:style-name="P2">013313991</text:p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elsingin Yliopisto</text:p>
      <text:p text:style-name="P1">Aineopintojen harjoitustyö: Tietorakenteet ja algoritmit</text:p>
      <text:p text:style-name="P1">Kevät 2013, periodi 4</text:p>
      <text:p text:style-name="P1">Opettaja Kristiina Paloheimo</text:p>
      <text:p text:style-name="P1"/>
      <text:p text:style-name="P5"><text:soft-page-break/>Työn testaamiseen on käytetty yksikkötestejä ja suorituskykytestejä.</text:p>
      <text:p text:style-name="P5"/>
      <text:p text:style-name="P5">1. Ykikkötestaus</text:p>
      <text:p text:style-name="P5"/>
      <text:p text:style-name="P5">Yksikkötesteillä on testattu erikseen jokaisen metodin toimintaa, ja varmistettu että ne toimivat niin kuin pitää. Ykikkötesteillä on testattu myös suurempien osakokonaisuuksian toimintaa.</text:p>
      <text:p text:style-name="P6"/>
      <text:p text:style-name="P6">2. Suorituskykytestaus</text:p>
      <text:p text:style-name="P6"/>
      <text:p text:style-name="P4"><text:span text:style-name="T4">Suorituskykytestaukseen on käytetty sivulta </text:span><text:a xlink:type="simple" xlink:href="http://pizzachili.dcc.uchile.cl/texts.html"><text:span text:style-name="T3">http://pizzachili.dcc.uchile.cl/texts.html</text:span></text:a><text:span text:style-name="T3"> </text:span><text:span text:style-name="T4">löytyviä testaustiedostoja.</text:span></text:p>
      <text:p text:style-name="P7"/>
      <text:p text:style-name="P8">Alustavassa versiossa, joka on toteutettu käyttäen vielä javan kaluston valmista prioriteettijonoa ja listaa, tiedoston english.50MB pakkaamiseen kului aikaa millisekunneissa 379717.</text:p>
      <text:p text:style-name="P9">Purkamiseen kulunut aika millusekunneissa: 217005</text:p>
      <text:p text:style-name="P9"/>
      <text:p text:style-name="P11">Prioriteettijono korvattu omalla keolla:</text:p>
      <text:p text:style-name="P11">pakkaamiseen kulunut aika millisekunneissa 353052</text:p>
      <text:p text:style-name="P11">Purkamiseen kulunut aika millusekunneissa: 204787</text:p>
      <text:p text:style-name="P11"/>
      <text:p text:style-name="P12"><text:span text:style-name="T5">Myös jono korvattu omalla jonototeutuksella:</text:span></text:p>
      <text:p text:style-name="P12"><text:span text:style-name="T5">pakkaamiseen kulunut aika millisekunneissa 432857</text:span></text:p>
      <text:p text:style-name="P12"><text:span text:style-name="T5">Purkamiseen kulunut aika millusekunneissa: 206664</text:span></text:p>
      <text:p text:style-name="P6"/>
      <text:p text:style-name="P14"><text:span text:style-name="T5">Jonototeuus tuntuu olevan hidas. Yksi mahdollisuus voisi olla kokeilla linkitettynä rakeneteena toteutettua jonoa.</text:span></text:p>
      <text:p text:style-name="P6"/>
      <text:p text:style-name="P6"/>
      <text:p text:style-name="P6"/>
      <text:p text:style-name="P6">2.1 Kuvaaja algoritmin pakkausnopeudesta erikokoisilla syötteillä</text:p>
      <text:p text:style-name="P6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MR10" svg:font-family="CMR10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11:23:14.02</meta:creation-date>
    <dc:date>2013-04-18T19:13:35.99</dc:date>
    <meta:editing-duration>PT11H44M14S</meta:editing-duration>
    <meta:editing-cycles>5</meta:editing-cycles>
    <meta:generator>LibreOffice/3.6$Windows_x86 LibreOffice_project/58f22d5-270d05a-e2abed1-ea17a85-9b5702</meta:generator>
    <meta:document-statistic meta:table-count="0" meta:image-count="0" meta:object-count="0" meta:page-count="2" meta:paragraph-count="23" meta:word-count="134" meta:character-count="1276" meta:non-whitespace-character-count="1275"/>
  </office:meta>
</office:document-meta>
</file>